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931in" fo:margin-left="0in" fo:margin-top="0in" fo:margin-bottom="0in" table:align="left" style:writing-mode="lr-tb"/>
    </style:style>
    <style:style style:name="Таблица1.A" style:family="table-column">
      <style:table-column-properties style:column-width="1.2618in"/>
    </style:style>
    <style:style style:name="Таблица1.B" style:family="table-column">
      <style:table-column-properties style:column-width="1.6563in"/>
    </style:style>
    <style:style style:name="Таблица1.C" style:family="table-column">
      <style:table-column-properties style:column-width="1.8576in"/>
    </style:style>
    <style:style style:name="Таблица1.D" style:family="table-column">
      <style:table-column-properties style:column-width="1.7174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1.2" style:family="table-row">
      <style:table-row-properties style:min-row-height="0.1681in" fo:keep-together="auto"/>
    </style:style>
    <style:style style:name="P1" style:family="paragraph" style:parent-style-name="Standard">
      <style:text-properties style:font-name="Times New Roman" fo:font-size="14pt" officeooo:rsid="00015e6b" officeooo:paragraph-rsid="00015e6b" style:font-size-asian="12.25pt" style:font-size-complex="14pt"/>
    </style:style>
    <style:style style:name="P2" style:family="paragraph" style:parent-style-name="Standard">
      <style:text-properties style:font-name="Times New Roman" fo:font-size="14pt" officeooo:rsid="000398ae" officeooo:paragraph-rsid="000398ae" style:font-size-asian="12.25pt" style:font-size-complex="14pt"/>
    </style:style>
    <style:style style:name="P3" style:family="paragraph" style:parent-style-name="Standard">
      <loext:graphic-properties draw:fill="solid" draw:fill-color="#24292e"/>
      <style:paragraph-properties fo:background-color="#24292e" fo:padding="0in" fo:border="none" style:shadow="none"/>
      <style:text-properties style:font-name="Times New Roman" fo:font-size="14pt" officeooo:rsid="000398ae" officeooo:paragraph-rsid="000398ae" style:font-size-asian="12.25pt" style:font-size-complex="14pt"/>
    </style:style>
    <style:style style:name="P4" style:family="paragraph" style:parent-style-name="Standard">
      <style:text-properties style:font-name="Times New Roman" fo:font-size="14pt" officeooo:rsid="00097e30" officeooo:paragraph-rsid="00097e30" style:font-size-asian="12.25pt" style:font-size-complex="14pt"/>
    </style:style>
    <style:style style:name="P5" style:family="paragraph" style:parent-style-name="Standard">
      <style:text-properties style:font-name="Times New Roman" fo:font-size="14pt" officeooo:paragraph-rsid="00097e30" style:font-size-asian="12.25pt" style:font-size-complex="14pt"/>
    </style:style>
    <style:style style:name="P6" style:family="paragraph" style:parent-style-name="Standard">
      <loext:graphic-properties draw:fill="solid" draw:fill-color="#24292e"/>
      <style:paragraph-properties fo:background-color="#24292e" fo:padding="0in" fo:border="none" style:shadow="none"/>
      <style:text-properties officeooo:paragraph-rsid="00028d8a"/>
    </style:style>
    <style:style style:name="P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2pt" officeooo:paragraph-rsid="00097e30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2pt" officeooo:rsid="000c62f6" officeooo:paragraph-rsid="000c62f6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2pt" officeooo:rsid="000dd316" officeooo:paragraph-rsid="000dd316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2pt" officeooo:rsid="000ea766" officeooo:paragraph-rsid="000ea766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2pt" officeooo:rsid="000f941a" officeooo:paragraph-rsid="000f941a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2pt" officeooo:rsid="0011d21a" officeooo:paragraph-rsid="0011d21a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2pt" officeooo:rsid="00129fdf" officeooo:paragraph-rsid="00129fdf" style:letter-kerning="false" style:font-name-asian="Calibri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2pt" officeooo:rsid="0013373d" officeooo:paragraph-rsid="0013373d" style:letter-kerning="false" style:font-name-asian="Calibri" style:font-size-asian="12pt" style:language-asian="en" style:country-asian="US" style:font-size-complex="12pt" style:language-complex="ar" style:country-complex="SA"/>
    </style:style>
    <style:style style:name="T1" style:family="text">
      <style:text-properties officeooo:rsid="00015e6b"/>
    </style:style>
    <style:style style:name="T2" style:family="text">
      <style:text-properties fo:color="#f97583" loext:opacity="100%" style:font-name="JetBrains Mono" fo:font-size="9pt" fo:font-style="normal" fo:font-weight="normal" officeooo:rsid="00015e6b" style:font-size-asian="9pt" style:font-style-asian="normal" style:font-weight-asian="normal" style:font-size-complex="14pt"/>
    </style:style>
    <style:style style:name="T3" style:family="text">
      <style:text-properties fo:color="#f97583" loext:opacity="100%" style:font-name="JetBrains Mono" fo:font-size="9pt" fo:font-style="normal" fo:font-weight="normal" officeooo:rsid="00015e6b" style:font-size-asian="9pt" style:font-style-asian="normal" style:font-weight-asian="normal"/>
    </style:style>
    <style:style style:name="T4" style:family="text">
      <style:text-properties fo:color="#9ecbff" loext:opacity="100%" style:font-name="JetBrains Mono" fo:font-size="9pt" fo:font-style="normal" fo:font-weight="normal" officeooo:rsid="00015e6b" style:font-size-asian="9pt" style:font-style-asian="normal" style:font-weight-asian="normal" style:font-size-complex="14pt"/>
    </style:style>
    <style:style style:name="T5" style:family="text">
      <style:text-properties fo:color="#9ecbff" loext:opacity="100%" style:font-name="JetBrains Mono" fo:font-size="9pt" fo:font-style="normal" fo:font-weight="normal" officeooo:rsid="00015e6b" style:font-size-asian="9pt" style:font-style-asian="normal" style:font-weight-asian="normal"/>
    </style:style>
    <style:style style:name="T6" style:family="text">
      <style:text-properties fo:color="#b392f0" loext:opacity="100%" style:font-name="JetBrains Mono" fo:font-size="9pt" fo:font-style="normal" fo:font-weight="normal" officeooo:rsid="00015e6b" style:font-size-asian="9pt" style:font-style-asian="normal" style:font-weight-asian="normal" style:font-size-complex="14pt"/>
    </style:style>
    <style:style style:name="T7" style:family="text">
      <style:text-properties fo:color="#b392f0" loext:opacity="100%" style:font-name="JetBrains Mono" fo:font-size="9pt" fo:font-style="normal" fo:font-weight="normal" officeooo:rsid="00015e6b" style:font-size-asian="9pt" style:font-style-asian="normal" style:font-weight-asian="normal"/>
    </style:style>
    <style:style style:name="T8" style:family="text">
      <style:text-properties fo:color="#d1d5da" loext:opacity="100%" style:font-name="JetBrains Mono" fo:font-size="9pt" fo:font-style="normal" fo:font-weight="normal" officeooo:rsid="00015e6b" style:font-size-asian="9pt" style:font-style-asian="normal" style:font-weight-asian="normal" style:font-size-complex="14pt"/>
    </style:style>
    <style:style style:name="T9" style:family="text">
      <style:text-properties fo:color="#d1d5da" loext:opacity="100%" style:font-name="JetBrains Mono" fo:font-size="9pt" fo:font-style="normal" fo:font-weight="normal" officeooo:rsid="00015e6b" style:font-size-asian="9pt" style:font-style-asian="normal" style:font-weight-asian="normal"/>
    </style:style>
    <style:style style:name="T10" style:family="text">
      <style:text-properties fo:color="#79b8ff" loext:opacity="100%" style:font-name="JetBrains Mono" fo:font-size="9pt" fo:font-style="normal" fo:font-weight="normal" officeooo:rsid="00015e6b" style:font-size-asian="9pt" style:font-style-asian="normal" style:font-weight-asian="normal" style:font-size-complex="14pt"/>
    </style:style>
    <style:style style:name="T11" style:family="text">
      <style:text-properties fo:color="#79b8ff" loext:opacity="100%" style:font-name="JetBrains Mono" fo:font-size="9pt" fo:font-style="normal" fo:font-weight="normal" officeooo:rsid="00015e6b" style:font-size-asian="9pt" style:font-style-asian="normal" style:font-weight-asian="normal"/>
    </style:style>
    <style:style style:name="T12" style:family="text">
      <style:text-properties style:font-name="Times New Roman" fo:font-size="14pt" officeooo:rsid="00015e6b" style:font-size-asian="12.25pt" style:font-size-complex="14pt"/>
    </style:style>
    <style:style style:name="T13" style:family="text">
      <style:text-properties style:font-name="Times New Roman" fo:language="ru" fo:country="RU" style:font-name-complex="Times New Roman1"/>
    </style:style>
    <style:style style:name="T14" style:family="text">
      <style:text-properties style:font-name="Times New Roman" fo:language="ru" fo:country="RU" officeooo:rsid="000dd316" style:font-name-complex="Times New Roman1"/>
    </style:style>
    <style:style style:name="T15" style:family="text">
      <style:text-properties style:font-name="Times New Roman" fo:language="ru" fo:country="RU" officeooo:rsid="000ecd53" style:font-name-complex="Times New Roman1"/>
    </style:style>
    <style:style style:name="T16" style:family="text">
      <style:text-properties style:font-name="Times New Roman" fo:language="ru" fo:country="RU" officeooo:rsid="000f941a" style:font-name-complex="Times New Roman1"/>
    </style:style>
    <style:style style:name="T17" style:family="text">
      <style:text-properties style:font-name="Times New Roman" fo:language="ru" fo:country="RU" officeooo:rsid="0013e5db" style:font-name-complex="Times New Roman1"/>
    </style:style>
    <style:style style:name="T18" style:family="text">
      <style:text-properties style:font-name="Times New Roman" fo:language="en" fo:country="US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кст программы (параллельной):</text:p>
      <text:p text:style-name="P1"/>
      <text:p text:style-name="P6"><text:span text:style-name="T2">#include </text:span><text:span text:style-name="T4">&lt;iostream&gt;</text:span><text:span text:style-name="T12"><text:line-break/></text:span><text:span text:style-name="T2">#include </text:span><text:span text:style-name="T4">&lt;queue&gt;</text:span><text:span text:style-name="T12"><text:line-break/></text:span><text:span text:style-name="T2">#include </text:span><text:span text:style-name="T4">&lt;tuple&gt;</text:span><text:span text:style-name="T12"><text:line-break/></text:span><text:span text:style-name="T2">#include </text:span><text:span text:style-name="T4">&lt;condition_variable&gt;</text:span><text:span text:style-name="T12"><text:line-break/></text:span><text:span text:style-name="T2">#include </text:span><text:span text:style-name="T4">&lt;thread&gt;</text:span><text:span text:style-name="T12"><text:line-break/></text:span><text:span text:style-name="T2">#include </text:span><text:span text:style-name="T4">&lt;string&gt;</text:span><text:span text:style-name="T12"><text:line-break/></text:span><text:span text:style-name="T2">#include </text:span><text:span text:style-name="T4">&lt;algorithm&gt;</text:span><text:span text:style-name="T12"><text:line-break/></text:span><text:span text:style-name="T2">#include </text:span><text:span text:style-name="T4">&lt;ostream&gt;</text:span><text:span text:style-name="T12"><text:line-break/></text:span><text:span text:style-name="T2">#include </text:span><text:span text:style-name="T4">&lt;fstream&gt;</text:span><text:span text:style-name="T12"><text:line-break/><text:line-break/><text:line-break/></text:span><text:span text:style-name="T2">using namespace </text:span><text:span text:style-name="T6">std</text:span><text:span text:style-name="T8">;</text:span><text:span text:style-name="T12"><text:line-break/></text:span><text:span text:style-name="T2">using namespace </text:span><text:span text:style-name="T6">chrono_literals</text:span><text:span text:style-name="T8">;</text:span><text:span text:style-name="T12"><text:line-break/><text:line-break/><text:line-break/></text:span><text:span text:style-name="T6">queue</text:span><text:span text:style-name="T2">&lt;</text:span><text:span text:style-name="T6">string</text:span><text:span text:style-name="T2">&gt; </text:span><text:span text:style-name="T8">q;</text:span><text:span text:style-name="T12"><text:line-break/></text:span><text:span text:style-name="T6">mutex </text:span><text:span text:style-name="T8">mut;</text:span><text:span text:style-name="T12"><text:line-break/></text:span><text:span text:style-name="T6">condition_variable </text:span><text:span text:style-name="T8">cv;</text:span><text:span text:style-name="T12"><text:line-break/></text:span><text:span text:style-name="T2">bool </text:span><text:span text:style-name="T8">finished{ </text:span><text:span text:style-name="T2">false </text:span><text:span text:style-name="T8">};</text:span><text:span text:style-name="T12"><text:line-break/><text:line-break/></text:span><text:span text:style-name="T6">ifstream </text:span><text:span text:style-name="T8">in(</text:span><text:span text:style-name="T4">"in.txt"</text:span><text:span text:style-name="T8">);</text:span><text:span text:style-name="T12"><text:line-break/></text:span><text:span text:style-name="T6">ifstream </text:span><text:span text:style-name="T8">in_seq(</text:span><text:span text:style-name="T4">"in_seq.txt"</text:span><text:span text:style-name="T8">);</text:span><text:span text:style-name="T12"><text:line-break/></text:span><text:span text:style-name="T6">ofstream </text:span><text:span text:style-name="T8">out(</text:span><text:span text:style-name="T4">"out.txt"</text:span><text:span text:style-name="T8">);</text:span><text:span text:style-name="T12"><text:line-break/></text:span><text:span text:style-name="T6">ofstream </text:span><text:span text:style-name="T8">out_seq(</text:span><text:span text:style-name="T4">"out_seq.txt"</text:span><text:span text:style-name="T8">);</text:span><text:span text:style-name="T12"><text:line-break/><text:line-break/><text:line-break/></text:span><text:span text:style-name="T2">void </text:span><text:span text:style-name="T6">producer</text:span><text:span text:style-name="T8">()</text:span><text:span text:style-name="T12"><text:line-break/></text:span><text:span text:style-name="T8">{</text:span><text:span text:style-name="T12"><text:line-break/></text:span><text:span text:style-name="T8"> <text:s text:c="3"/></text:span><text:span text:style-name="T6">string </text:span><text:span text:style-name="T10">line</text:span><text:span text:style-name="T8">;</text:span><text:span text:style-name="T12"><text:line-break/></text:span><text:span text:style-name="T8"> <text:s text:c="3"/></text:span><text:span text:style-name="T2">while </text:span><text:span text:style-name="T8">(in </text:span><text:span text:style-name="T2">&gt;&gt; </text:span><text:span text:style-name="T10">line</text:span><text:span text:style-name="T8">)</text:span><text:span text:style-name="T12"><text:line-break/></text:span><text:span text:style-name="T8"> <text:s text:c="3"/>{</text:span><text:span text:style-name="T12"><text:line-break/></text:span><text:span text:style-name="T8"> <text:s text:c="7"/>{</text:span><text:span text:style-name="T12"><text:line-break/></text:span><text:span text:style-name="T8"> <text:s text:c="11"/></text:span><text:span text:style-name="T6">lock_guard</text:span><text:span text:style-name="T2">&lt;</text:span><text:span text:style-name="T6">mutex</text:span><text:span text:style-name="T2">&gt; </text:span><text:span text:style-name="T10">lk</text:span><text:span text:style-name="T8">{ mut };</text:span><text:span text:style-name="T12"><text:line-break/></text:span><text:span text:style-name="T8"> <text:s text:c="11"/>q.</text:span><text:span text:style-name="T6">push</text:span><text:span text:style-name="T8">(</text:span><text:span text:style-name="T10">line</text:span><text:span text:style-name="T8">);</text:span><text:span text:style-name="T12"><text:line-break/></text:span><text:span text:style-name="T8"> <text:s text:c="7"/>}</text:span><text:span text:style-name="T12"><text:line-break/><text:line-break/></text:span><text:span text:style-name="T8"> <text:s text:c="7"/>cv.</text:span><text:span text:style-name="T6">notify_all</text:span><text:span text:style-name="T8">();</text:span><text:span text:style-name="T12"><text:line-break/></text:span><text:span text:style-name="T8"> <text:s text:c="3"/>}</text:span><text:span text:style-name="T12"><text:line-break/><text:line-break/></text:span><text:span text:style-name="T8"> <text:s text:c="3"/>{</text:span><text:span text:style-name="T12"><text:line-break/></text:span><text:span text:style-name="T8"> <text:s text:c="7"/></text:span><text:span text:style-name="T6">lock_guard</text:span><text:span text:style-name="T2">&lt;</text:span><text:span text:style-name="T6">mutex</text:span><text:span text:style-name="T2">&gt; </text:span><text:span text:style-name="T10">lk</text:span><text:span text:style-name="T8">{ mut };</text:span><text:span text:style-name="T12"><text:line-break/></text:span><text:span text:style-name="T8"> <text:s text:c="7"/>finished </text:span><text:span text:style-name="T2">= true</text:span><text:span text:style-name="T8">;</text:span><text:span text:style-name="T12"><text:line-break/></text:span><text:span text:style-name="T8"> <text:s text:c="3"/>}</text:span><text:span text:style-name="T12"><text:line-break/><text:line-break/><text:line-break/></text:span><text:span text:style-name="T8"> <text:s text:c="3"/>cv.</text:span><text:span text:style-name="T6">notify_all</text:span><text:span text:style-name="T8">();</text:span><text:span text:style-name="T12"><text:line-break/></text:span><text:span text:style-name="T8">}</text:span><text:span text:style-name="T12"><text:line-break/><text:line-break/><text:line-break/></text:span><text:span text:style-name="T2">static void </text:span><text:span text:style-name="T6">consumer</text:span><text:span text:style-name="T8">()</text:span><text:span text:style-name="T12"><text:line-break/></text:span><text:span text:style-name="T8">{</text:span><text:span text:style-name="T12"><text:line-break/></text:span><text:span text:style-name="T8"> <text:s text:c="3"/></text:span><text:span text:style-name="T6">std</text:span><text:span text:style-name="T2">::</text:span><text:span text:style-name="T6">string </text:span><text:span text:style-name="T10">line</text:span><text:span text:style-name="T8">;</text:span><text:span text:style-name="T12"><text:line-break/><text:line-break/></text:span><text:span text:style-name="T8"> <text:s text:c="3"/></text:span><text:span text:style-name="T2">while </text:span><text:span text:style-name="T8">(</text:span><text:span text:style-name="T2">!</text:span><text:span text:style-name="T8">finished)</text:span><text:span text:style-name="T12"><text:line-break/></text:span><text:span text:style-name="T8"> <text:s text:c="3"/>{</text:span><text:span text:style-name="T12"><text:line-break/></text:span><text:span text:style-name="T8"> <text:s text:c="7"/></text:span><text:span text:style-name="T6">unique_lock</text:span><text:span text:style-name="T2">&lt;</text:span><text:span text:style-name="T6">mutex</text:span><text:span text:style-name="T2">&gt; </text:span><text:span text:style-name="T10">l</text:span><text:span text:style-name="T8">{ mut };</text:span><text:span text:style-name="T12"><text:line-break/></text:span><text:span text:style-name="T8"> <text:s text:c="7"/>cv.</text:span><text:span text:style-name="T6">wait</text:span><text:span text:style-name="T8">(</text:span><text:span text:style-name="T10">l</text:span><text:span text:style-name="T8">, [] { </text:span><text:span text:style-name="T2">return !</text:span><text:span text:style-name="T8">q.</text:span><text:span text:style-name="T6">empty</text:span><text:span text:style-name="T8">() </text:span><text:span text:style-name="T2">|| </text:span><text:span text:style-name="T8">finished; });</text:span><text:span text:style-name="T12"><text:line-break/></text:span><text:span text:style-name="T8"> <text:s text:c="7"/></text:span><text:span text:style-name="T2">while </text:span><text:span text:style-name="T8">(</text:span><text:span text:style-name="T2">!</text:span><text:span text:style-name="T8">q.</text:span><text:span text:style-name="T6">empty</text:span><text:span text:style-name="T8">())</text:span><text:span text:style-name="T12"><text:line-break/></text:span><text:soft-page-break/><text:span text:style-name="T8"> <text:s text:c="7"/>{</text:span><text:span text:style-name="T12"><text:line-break/></text:span><text:span text:style-name="T8"> <text:s text:c="11"/></text:span><text:span text:style-name="T10">line </text:span><text:span text:style-name="T2">= </text:span><text:span text:style-name="T8">q.</text:span><text:span text:style-name="T6">front</text:span><text:span text:style-name="T8">();</text:span><text:span text:style-name="T12"><text:line-break/></text:span><text:span text:style-name="T8"> <text:s text:c="11"/></text:span><text:span text:style-name="T6">std</text:span><text:span text:style-name="T2">::</text:span><text:span text:style-name="T6">reverse</text:span><text:span text:style-name="T8">(</text:span><text:span text:style-name="T10">line</text:span><text:span text:style-name="T8">.</text:span><text:span text:style-name="T6">begin</text:span><text:span text:style-name="T8">(), </text:span><text:span text:style-name="T10">line</text:span><text:span text:style-name="T8">.</text:span><text:span text:style-name="T6">end</text:span><text:span text:style-name="T8">());</text:span><text:span text:style-name="T12"><text:line-break/></text:span><text:span text:style-name="T8"> <text:s text:c="11"/>out </text:span><text:span text:style-name="T2">&lt;&lt; </text:span><text:span text:style-name="T10">line </text:span><text:span text:style-name="T2">&lt;&lt; </text:span><text:span text:style-name="T4">'\n'</text:span><text:span text:style-name="T8">;</text:span><text:span text:style-name="T12"><text:line-break/><text:line-break/></text:span><text:span text:style-name="T8"> <text:s text:c="11"/>q.</text:span><text:span text:style-name="T6">pop</text:span><text:span text:style-name="T8">();</text:span><text:span text:style-name="T12"><text:line-break/></text:span><text:span text:style-name="T8"> <text:s text:c="7"/>}</text:span><text:span text:style-name="T12"><text:line-break/></text:span><text:span text:style-name="T8"> <text:s text:c="3"/>}</text:span><text:span text:style-name="T12"><text:line-break/></text:span><text:span text:style-name="T8">}</text:span><text:span text:style-name="T12"><text:line-break/><text:line-break/><text:line-break/></text:span><text:span text:style-name="T2">int </text:span><text:span text:style-name="T8">main()</text:span><text:span text:style-name="T12"><text:line-break/></text:span><text:span text:style-name="T8">{</text:span><text:span text:style-name="T12"><text:line-break/></text:span><text:span text:style-name="T8"> <text:s text:c="3"/></text:span><text:span text:style-name="T2">auto </text:span><text:span text:style-name="T10">start </text:span><text:span text:style-name="T2">= </text:span><text:span text:style-name="T6">std</text:span><text:span text:style-name="T2">::</text:span><text:span text:style-name="T6">chrono</text:span><text:span text:style-name="T2">::</text:span><text:span text:style-name="T6">high_resolution_clock</text:span><text:span text:style-name="T2">::</text:span><text:span text:style-name="T6">now</text:span><text:span text:style-name="T8">();</text:span><text:span text:style-name="T12"><text:line-break/><text:line-break/></text:span><text:span text:style-name="T8"> <text:s text:c="3"/></text:span><text:span text:style-name="T6">thread </text:span><text:span text:style-name="T10">t1</text:span><text:span text:style-name="T8">{ </text:span><text:span text:style-name="T6">producer </text:span><text:span text:style-name="T8">};</text:span><text:span text:style-name="T12"><text:line-break/></text:span><text:span text:style-name="T8"> <text:s text:c="3"/></text:span><text:span text:style-name="T6">thread </text:span><text:span text:style-name="T10">t2</text:span><text:span text:style-name="T8">{ </text:span><text:span text:style-name="T6">consumer </text:span><text:span text:style-name="T8">};</text:span><text:span text:style-name="T12"><text:line-break/></text:span><text:span text:style-name="T8"> <text:s text:c="3"/></text:span><text:span text:style-name="T10">t1</text:span><text:span text:style-name="T8">.</text:span><text:span text:style-name="T6">join</text:span><text:span text:style-name="T8">();</text:span><text:span text:style-name="T12"><text:line-break/></text:span><text:span text:style-name="T8"> <text:s text:c="3"/></text:span><text:span text:style-name="T10">t2</text:span><text:span text:style-name="T8">.</text:span><text:span text:style-name="T6">join</text:span><text:span text:style-name="T8">();</text:span><text:span text:style-name="T12"><text:line-break/><text:line-break/></text:span><text:span text:style-name="T8"> <text:s text:c="3"/></text:span><text:span text:style-name="T2">auto </text:span><text:span text:style-name="T10">stop </text:span><text:span text:style-name="T2">= </text:span><text:span text:style-name="T6">std</text:span><text:span text:style-name="T2">::</text:span><text:span text:style-name="T6">chrono</text:span><text:span text:style-name="T2">::</text:span><text:span text:style-name="T6">high_resolution_clock</text:span><text:span text:style-name="T2">::</text:span><text:span text:style-name="T6">now</text:span><text:span text:style-name="T8">();</text:span><text:span text:style-name="T12"><text:line-break/></text:span><text:span text:style-name="T8"> <text:s text:c="3"/></text:span><text:span text:style-name="T2">auto </text:span><text:span text:style-name="T10">duration </text:span><text:span text:style-name="T2">= </text:span><text:span text:style-name="T6">std</text:span><text:span text:style-name="T2">::</text:span><text:span text:style-name="T6">chrono</text:span><text:span text:style-name="T2">::</text:span><text:span text:style-name="T6">duration_cast</text:span><text:span text:style-name="T2">&lt;</text:span><text:span text:style-name="T6">std</text:span><text:span text:style-name="T2">::</text:span><text:span text:style-name="T6">chrono</text:span><text:span text:style-name="T2">::</text:span><text:span text:style-name="T6">milliseconds</text:span><text:span text:style-name="T2">&gt;</text:span><text:span text:style-name="T8">(</text:span><text:span text:style-name="T10">stop </text:span><text:span text:style-name="T2">- </text:span><text:span text:style-name="T10">start</text:span><text:span text:style-name="T8">);</text:span><text:span text:style-name="T12"><text:line-break/><text:line-break/></text:span><text:span text:style-name="T8"> <text:s text:c="3"/></text:span><text:span text:style-name="T6">std</text:span><text:span text:style-name="T2">::</text:span><text:span text:style-name="T8">cout </text:span><text:span text:style-name="T2">&lt;&lt; </text:span><text:span text:style-name="T4">"Time " </text:span><text:span text:style-name="T2">&lt;&lt; </text:span><text:span text:style-name="T10">duration</text:span><text:span text:style-name="T8">.</text:span><text:span text:style-name="T6">count</text:span><text:span text:style-name="T8">()</text:span><text:span text:style-name="T12"><text:line-break/></text:span><text:span text:style-name="T8"> <text:s text:c="13"/></text:span><text:span text:style-name="T2">&lt;&lt; </text:span><text:span text:style-name="T4">" ms" </text:span><text:span text:style-name="T2">&lt;&lt; </text:span><text:span text:style-name="T6">std</text:span><text:span text:style-name="T2">::</text:span><text:span text:style-name="T6">endl</text:span><text:span text:style-name="T8">;</text:span><text:span text:style-name="T12"><text:line-break/><text:line-break/></text:span><text:span text:style-name="T8"> <text:s text:c="3"/></text:span><text:span text:style-name="T6">std</text:span><text:span text:style-name="T2">::</text:span><text:span text:style-name="T8">cout </text:span><text:span text:style-name="T2">&lt;&lt; </text:span><text:span text:style-name="T4">"finished!\n"</text:span><text:span text:style-name="T8">;</text:span></text:p>
      <text:p text:style-name="P1"/>
      <text:p text:style-name="P2">Последовательная программа:</text:p>
      <text:p text:style-name="P2"/>
      <text:p text:style-name="P3"><text:span text:style-name="T1"><text:line-break/></text:span><text:span text:style-name="T3"> <text:s text:c="3"/>auto </text:span><text:span text:style-name="T9">start_seq </text:span><text:span text:style-name="T3">= </text:span><text:span text:style-name="T9">std</text:span><text:span text:style-name="T3">::</text:span><text:span text:style-name="T9">chrono</text:span><text:span text:style-name="T3">::</text:span><text:span text:style-name="T9">high_resolution_clock</text:span><text:span text:style-name="T3">::</text:span><text:span text:style-name="T9">now();</text:span><text:span text:style-name="T1"><text:line-break/></text:span><text:span text:style-name="T9"> <text:s text:c="3"/></text:span><text:span text:style-name="T7">std</text:span><text:span text:style-name="T3">::</text:span><text:span text:style-name="T7">string </text:span><text:span text:style-name="T11">s</text:span><text:span text:style-name="T9">;</text:span><text:span text:style-name="T1"><text:line-break/></text:span><text:span text:style-name="T9"> <text:s text:c="3"/></text:span><text:span text:style-name="T3">while </text:span><text:span text:style-name="T9">(in_seq </text:span><text:span text:style-name="T3">&gt;&gt; </text:span><text:span text:style-name="T11">s</text:span><text:span text:style-name="T9">)</text:span><text:span text:style-name="T1"><text:line-break/></text:span><text:span text:style-name="T9"> <text:s text:c="3"/>{</text:span><text:span text:style-name="T1"><text:line-break/></text:span><text:span text:style-name="T9"> <text:s text:c="7"/></text:span><text:span text:style-name="T7">std</text:span><text:span text:style-name="T3">::</text:span><text:span text:style-name="T7">reverse</text:span><text:span text:style-name="T9">(</text:span><text:span text:style-name="T11">s</text:span><text:span text:style-name="T9">.</text:span><text:span text:style-name="T7">begin</text:span><text:span text:style-name="T9">(), </text:span><text:span text:style-name="T11">s</text:span><text:span text:style-name="T9">.</text:span><text:span text:style-name="T7">end</text:span><text:span text:style-name="T9">());</text:span><text:span text:style-name="T1"><text:line-break/></text:span><text:span text:style-name="T9"> <text:s text:c="7"/>out_seq </text:span><text:span text:style-name="T3">&lt;&lt; </text:span><text:span text:style-name="T11">s </text:span><text:span text:style-name="T3">&lt;&lt; </text:span><text:span text:style-name="T5">'\n'</text:span><text:span text:style-name="T9">;</text:span><text:span text:style-name="T1"><text:line-break/></text:span><text:span text:style-name="T9"> <text:s text:c="3"/>}</text:span><text:span text:style-name="T1"><text:line-break/><text:line-break/></text:span><text:span text:style-name="T9"> <text:s text:c="3"/></text:span><text:span text:style-name="T3">auto </text:span><text:span text:style-name="T11">stop_seq </text:span><text:span text:style-name="T3">= </text:span><text:span text:style-name="T7">std</text:span><text:span text:style-name="T3">::</text:span><text:span text:style-name="T7">chrono</text:span><text:span text:style-name="T3">::</text:span><text:span text:style-name="T7">high_resolution_clock</text:span><text:span text:style-name="T3">::</text:span><text:span text:style-name="T7">now</text:span><text:span text:style-name="T9">();</text:span><text:span text:style-name="T1"><text:line-break/></text:span><text:span text:style-name="T9"> <text:s text:c="3"/></text:span><text:span text:style-name="T3">auto </text:span><text:span text:style-name="T11">duration_seq </text:span><text:span text:style-name="T3">= </text:span><text:span text:style-name="T7">std</text:span><text:span text:style-name="T3">::</text:span><text:span text:style-name="T7">chrono</text:span><text:span text:style-name="T3">::</text:span><text:span text:style-name="T7">duration_cast</text:span><text:span text:style-name="T3">&lt;</text:span><text:span text:style-name="T7">std</text:span><text:span text:style-name="T3">::</text:span><text:span text:style-name="T7">chrono</text:span><text:span text:style-name="T3">::</text:span><text:span text:style-name="T7">milliseconds</text:span><text:span text:style-name="T3">&gt;</text:span><text:span text:style-name="T9">(</text:span><text:span text:style-name="T11">stop_seq </text:span><text:span text:style-name="T3">- </text:span><text:span text:style-name="T9">start_seq);</text:span><text:span text:style-name="T1"><text:line-break/><text:line-break/></text:span><text:span text:style-name="T9"> <text:s text:c="3"/></text:span><text:span text:style-name="T7">std</text:span><text:span text:style-name="T3">::</text:span><text:span text:style-name="T9">cout </text:span><text:span text:style-name="T3">&lt;&lt; </text:span><text:span text:style-name="T5">"Time " </text:span><text:span text:style-name="T3">&lt;&lt; </text:span><text:span text:style-name="T11">duration_seq</text:span><text:span text:style-name="T9">.</text:span><text:span text:style-name="T7">count</text:span><text:span text:style-name="T9">()</text:span><text:span text:style-name="T1"><text:line-break/></text:span><text:span text:style-name="T9"> <text:s text:c="13"/></text:span><text:span text:style-name="T3">&lt;&lt; </text:span><text:span text:style-name="T5">" ms seq" </text:span><text:span text:style-name="T3">&lt;&lt; </text:span><text:span text:style-name="T7">std</text:span><text:span text:style-name="T3">::</text:span><text:span text:style-name="T7">endl</text:span><text:span text:style-name="T9">;</text:span><text:span text:style-name="T1"><text:line-break/><text:line-break/></text:span><text:span text:style-name="T9"> <text:s text:c="3"/>in.</text:span><text:span text:style-name="T7">close</text:span><text:span text:style-name="T9">();</text:span><text:span text:style-name="T1"><text:line-break/></text:span><text:span text:style-name="T9"> <text:s text:c="3"/>out.</text:span><text:span text:style-name="T7">close</text:span><text:span text:style-name="T9">();</text:span><text:span text:style-name="T1"><text:line-break/><text:line-break/></text:span><text:span text:style-name="T9"> <text:s text:c="3"/></text:span><text:span text:style-name="T3">return </text:span><text:span text:style-name="T11">0</text:span><text:span text:style-name="T9">;</text:span><text:span text:style-name="T1"><text:line-break/></text:span><text:span text:style-name="T9">}</text:span></text:p>
      <text:p text:style-name="Standard"/>
      <text:p text:style-name="P4">Результаты экспериментов:</text:p>
      <text:p text:style-name="P4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7"><text:span text:style-name="T13">Размерность задачи</text:span></text:p>
          </table:table-cell>
          <table:table-cell table:style-name="Таблица1.A1" office:value-type="string">
            <text:p text:style-name="P7"><text:span text:style-name="T13">Ускорение</text:span></text:p>
          </table:table-cell>
          <table:table-cell table:style-name="Таблица1.A1" office:value-type="string">
            <text:p text:style-name="P7"><text:span text:style-name="T13">Последовательная программа, </text:span><text:span text:style-name="T16">мс</text:span></text:p>
          </table:table-cell>
          <table:table-cell table:style-name="Таблица1.A1" office:value-type="string">
            <text:p text:style-name="P7"><text:span text:style-name="T13">Параллельная программа, </text:span><text:span text:style-name="T17">мс</text:span></text:p>
          </table:table-cell>
        </table:table-row>
        <table:table-row table:style-name="Таблица1.2">
          <table:table-cell table:style-name="Таблица1.A1" office:value-type="string">
            <text:p text:style-name="P8"><text:span text:style-name="T13">6 * 10^</text:span><text:span text:style-name="T14">6</text:span></text:p>
          </table:table-cell>
          <table:table-cell table:style-name="Таблица1.A1" office:value-type="string">
            <text:p text:style-name="P7"><text:span text:style-name="T13">0.</text:span><text:span text:style-name="T15">256989</text:span></text:p>
          </table:table-cell>
          <table:table-cell table:style-name="Таблица1.A1" office:value-type="string">
            <text:p text:style-name="P11"><text:span text:style-name="T13">1890,02466</text:span></text:p>
          </table:table-cell>
          <table:table-cell table:style-name="Таблица1.A1" office:value-type="string">
            <text:p text:style-name="P13"><text:span text:style-name="T13">6589,25656</text:span>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9"><text:span text:style-name="T13">10^8</text:span></text:p>
          </table:table-cell>
          <table:table-cell table:style-name="Таблица1.A1" office:value-type="string">
            <text:p text:style-name="P7"><text:span text:style-name="T13">0.28</text:span><text:span text:style-name="T15">56565</text:span></text:p>
          </table:table-cell>
          <table:table-cell table:style-name="Таблица1.A1" office:value-type="string">
            <text:p text:style-name="P11"><text:span text:style-name="T13">2305,21354</text:span></text:p>
          </table:table-cell>
          <table:table-cell table:style-name="Таблица1.A1" office:value-type="string">
            <text:p text:style-name="P13"><text:span text:style-name="T13">7950,24565</text:span></text:p>
          </table:table-cell>
        </table:table-row>
        <table:table-row table:style-name="Таблица1.1">
          <table:table-cell table:style-name="Таблица1.A1" office:value-type="string">
            <text:p text:style-name="P10"><text:span text:style-name="T13">2,3 * 10^8</text:span></text:p>
          </table:table-cell>
          <table:table-cell table:style-name="Таблица1.A1" office:value-type="string">
            <text:p text:style-name="P7"><text:span text:style-name="T13">0.2</text:span><text:span text:style-name="T15">694465</text:span></text:p>
          </table:table-cell>
          <table:table-cell table:style-name="Таблица1.A1" office:value-type="string">
            <text:p text:style-name="P12"><text:span text:style-name="T13">2195,23365</text:span></text:p>
          </table:table-cell>
          <table:table-cell table:style-name="Таблица1.A1" office:value-type="string">
            <text:p text:style-name="P14"><text:span text:style-name="T13">8235,65512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6:11:34.241747758</meta:creation-date>
    <meta:generator>LibreOffice/7.3.7.2$Linux_X86_64 LibreOffice_project/30$Build-2</meta:generator>
    <dc:date>2022-12-02T16:15:59.936842228</dc:date>
    <meta:editing-duration>PT4M16S</meta:editing-duration>
    <meta:editing-cycles>20</meta:editing-cycles>
    <meta:document-statistic meta:table-count="1" meta:image-count="0" meta:object-count="0" meta:page-count="3" meta:paragraph-count="21" meta:word-count="229" meta:character-count="2272" meta:non-whitespace-character-count="1718"/>
  </office:meta>
</office:document-meta>
</file>